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tiviere den debug Modus von wicked</text:p>
              </text:list-item>
              <text:list-item>
                <text:p>Untersuche den Command ifup, ifdown – auf einem SLE 12 System sollten diese Commands Wrapper um <text:span text:style-name="T1">wicked</text:span> se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ge der Test VM eine weitere Netzwerk-Karte hinzu und konfiguriere eine IP Adresse (statisch oder dynamisch via DHCP)</text:p>
              </text:list-item>
              <text:list-item>
                <text:p>Aktiviere und deaktiviere das Interface über <text:span text:style-name="T1">wic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 einen Bond über zwei Netzwerk-Interfaces</text:p>
              </text:list-item>
              <text:list-item>
                <text:p>Aktiviere und deaktiviere den Bond mit <text:span text:style-name="T1">wic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n XML-Dump der wicked Konfiguration und prüfe, anhand einiger Beispiele aus /etc/sysconfig/network/ifcfg-* ob diese im XML-Dump vorhanden sind</text:p>
              </text:list-item>
              <text:list-item>
                <text:p>Ändere Settings in /etc/sysconfig/network/ifcfg-* und benutze <text:span text:style-name="T1">wicked convert | grep …</text:span> um zu prüfen, ob der Parser die Änderunge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4T13:55:12.454392501</dc:date>
    <meta:editing-duration>PT4H16M55S</meta:editing-duration>
    <meta:editing-cycles>19</meta:editing-cycles>
    <meta:generator>LibreOffice/5.2.0.4$Linux_X86_64 LibreOffice_project/20m0$Build-4</meta:generator>
    <dc:creator>Nicolas Christener</dc:creator>
    <meta:document-statistic meta:object-count="45"/>
    <meta:user-defined meta:name="Modul_Area">SSA</meta:user-defined>
    <meta:user-defined meta:name="Modul_ID">1009</meta:user-defined>
    <meta:user-defined meta:name="Modul_Name">wicked</meta:user-defined>
  </office:meta>
</office:document-meta>
</file>